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9c765" draw:textarea-horizontal-align="justify" draw:textarea-vertical-align="middle" draw:auto-grow-height="false" fo:min-height="5.703cm" fo:min-width="10.9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217cm" fo:min-width="8.984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3.217cm" fo:min-width="8.984cm" draw:shadow="hidden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26cm" fo:min-width="9.753cm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476cm" svg:height="5.953cm" svg:x="2.795cm" svg:y="6.912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0.242cm" svg:height="3.192cm" svg:x="3.1cm" svg:y="7.415cm" svg:viewBox="0 0 10243 3193" svg:d="M0 3193v-2528c0-333 332-665 665-665h8912c333 0 666 332 666 665v2528z">
          <text:p/>
        </draw:path>
        <draw:path draw:style-name="gr3" draw:text-style-name="P3" draw:layer="layout" svg:width="9.858cm" svg:height="3.072cm" svg:x="3.292cm" svg:y="7.595cm" svg:viewBox="0 0 9859 3073" svg:d="M0 3073v-2433c0-320 320-640 640-640h8578c320 0 641 320 641 640v2433z">
          <text:p/>
        </draw:path>
        <draw:path draw:style-name="gr4" draw:text-style-name="P2" draw:layer="layout" svg:width="10.252cm" svg:height="0.975cm" svg:x="3.091cm" svg:y="10.616cm" svg:viewBox="0 0 10253 976" svg:d="M150 835h1158v-695h-1158zM1424 835h1158v-695h-1158zM2699 835h1158v-695h-1158zM3973 835h1158v-695h-1158zM5248 835h1158v-695h-1158zM6522 835h1158v-695h-1158zM7797 835h1158v-695h-1158zM9095 835h943v-695h-943zM0 976v-976h10253v97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Santanchè</meta:initial-creator>
    <meta:creation-date>2019-01-14T22:57:49.424975026</meta:creation-date>
    <dc:date>2019-01-14T23:08:12.101931815</dc:date>
    <dc:creator>André Santanchè</dc:creator>
    <meta:editing-duration>PT12S</meta:editing-duration>
    <meta:editing-cycles>1</meta:editing-cycles>
    <meta:document-statistic meta:object-count="4"/>
    <meta:generator>LibreOffice/5.4.6.2$Linux_X86_64 LibreOffice_project/40m0$Build-2</meta:generator>
  </office:meta>
</office:document-meta>
</file>